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915c72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6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915c72"/>
    </style:style>
    <style:style style:name="P7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9pt" officeooo:rsid="0013c8bc" officeooo:paragraph-rsid="0013c8bc" style:font-size-asian="9pt" style:font-name-complex="Courier New" style:font-size-complex="9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9pt" officeooo:rsid="00170ef3" officeooo:paragraph-rsid="00170ef3" style:font-size-asian="9pt" style:font-name-complex="Courier New" style:font-size-complex="9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9pt" officeooo:rsid="002843d9" officeooo:paragraph-rsid="002843d9" style:font-size-asian="9pt" style:font-name-complex="Courier New" style:font-size-complex="9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3c8bc" officeooo:paragraph-rsid="0013c8bc" style:font-size-asian="9pt" style:font-weight-asian="normal" style:font-name-complex="Courier New" style:font-size-complex="9pt" style:font-weight-complex="normal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3d9ca" officeooo:paragraph-rsid="0013d9ca" style:font-size-asian="9pt" style:font-weight-asian="normal" style:font-name-complex="Courier New" style:font-size-complex="9pt" style:font-weight-complex="normal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4ecfe" officeooo:paragraph-rsid="0014ecfe" style:font-size-asian="9pt" style:font-weight-asian="normal" style:font-name-complex="Courier New" style:font-size-complex="9pt" style:font-weight-complex="normal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50e84" officeooo:paragraph-rsid="00150e84" style:font-size-asian="9pt" style:font-weight-asian="normal" style:font-name-complex="Courier New" style:font-size-complex="9pt" style:font-weight-complex="normal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70ef3" officeooo:paragraph-rsid="0018511e" style:font-size-asian="9pt" style:font-weight-asian="normal" style:font-name-complex="Courier New" style:font-size-complex="9pt" style:font-weight-complex="normal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1a4aec" officeooo:paragraph-rsid="001a4aec" style:font-size-asian="9pt" style:font-weight-asian="normal" style:font-name-complex="Courier New" style:font-size-complex="9pt" style:font-weight-complex="normal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208ab8" officeooo:paragraph-rsid="00208ab8" style:font-size-asian="9pt" style:font-weight-asian="normal" style:font-name-complex="Courier New" style:font-size-complex="9pt" style:font-weight-complex="normal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235ce6" officeooo:paragraph-rsid="00235ce6" style:font-size-asian="9pt" style:font-weight-asian="normal" style:font-name-complex="Courier New" style:font-size-complex="9pt" style:font-weight-complex="normal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25091c" officeooo:paragraph-rsid="0025091c" style:font-size-asian="9pt" style:font-weight-asian="normal" style:font-name-complex="Courier New" style:font-size-complex="9pt" style:font-weight-complex="normal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2baeca" officeooo:paragraph-rsid="002baeca" style:font-size-asian="9pt" style:font-weight-asian="normal" style:font-name-complex="Courier New" style:font-size-complex="9pt" style:font-weight-complex="normal"/>
    </style:style>
    <style:style style:name="P23" style:family="paragraph" style:parent-style-name="Standard">
      <style:paragraph-properties fo:margin-top="0.085cm" fo:margin-bottom="0.085cm" loext:contextual-spacing="false"/>
      <style:text-properties style:font-name="Calibri" fo:font-size="9pt" fo:font-weight="normal" officeooo:rsid="002ce746" officeooo:paragraph-rsid="002baeca" style:font-size-asian="9pt" style:font-weight-asian="normal" style:font-name-complex="Courier New" style:font-size-complex="9pt" style:font-weight-complex="normal"/>
    </style:style>
    <style:style style:name="P2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25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7pt" fo:font-weight="bold" officeooo:paragraph-rsid="00117f87" style:font-size-asian="17pt" style:font-weight-asian="bold" style:font-name-complex="Courier New" style:font-size-complex="17pt"/>
    </style:style>
    <style:style style:name="P26" style:family="paragraph" style:parent-style-name="Standard">
      <style:paragraph-properties fo:margin-top="0.085cm" fo:margin-bottom="0.085cm" loext:contextual-spacing="false"/>
      <style:text-properties fo:font-size="9pt" officeooo:paragraph-rsid="000c39c4" style:font-size-asian="9pt" style:font-size-complex="9pt"/>
    </style:style>
    <style:style style:name="P27" style:family="paragraph" style:parent-style-name="Standard">
      <style:paragraph-properties fo:margin-top="0.085cm" fo:margin-bottom="0.085cm" loext:contextual-spacing="false"/>
      <style:text-properties fo:font-size="9pt" officeooo:paragraph-rsid="00165104" style:font-size-asian="9pt" style:font-size-complex="9pt"/>
    </style:style>
    <style:style style:name="P28" style:family="paragraph" style:parent-style-name="Standard">
      <style:paragraph-properties fo:margin-top="0.085cm" fo:margin-bottom="0.085cm" loext:contextual-spacing="false"/>
      <style:text-properties fo:font-size="9pt" officeooo:paragraph-rsid="00170ef3" style:font-size-asian="9pt" style:font-size-complex="9pt"/>
    </style:style>
    <style:style style:name="P29" style:family="paragraph" style:parent-style-name="Standard">
      <style:paragraph-properties fo:margin-top="0.085cm" fo:margin-bottom="0.085cm" loext:contextual-spacing="false"/>
      <style:text-properties fo:font-size="9pt" officeooo:paragraph-rsid="00276051" style:font-size-asian="9pt" style:font-size-complex="9pt"/>
    </style:style>
    <style:style style:name="P30" style:family="paragraph" style:parent-style-name="Standard">
      <style:paragraph-properties fo:margin-top="0.085cm" fo:margin-bottom="0.085cm" loext:contextual-spacing="false"/>
      <style:text-properties fo:font-size="9pt" officeooo:rsid="002843d9" officeooo:paragraph-rsid="002843d9" style:font-size-asian="9pt" style:font-size-complex="9pt"/>
    </style:style>
    <style:style style:name="P31" style:family="paragraph" style:parent-style-name="Standard">
      <style:paragraph-properties fo:margin-top="0.085cm" fo:margin-bottom="0.085cm" loext:contextual-spacing="false"/>
      <style:text-properties fo:font-size="9pt" officeooo:paragraph-rsid="0042085b" style:font-size-asian="9pt" style:font-size-complex="9pt"/>
    </style:style>
    <style:style style:name="P32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2085b" style:font-size-asian="9pt" style:font-size-complex="9pt"/>
    </style:style>
    <style:style style:name="P33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52684" style:font-size-asian="9pt" style:font-size-complex="9pt"/>
    </style:style>
    <style:style style:name="P34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6cb99" style:font-size-asian="9pt" style:font-size-complex="9pt"/>
    </style:style>
    <style:style style:name="P35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789a0" style:font-size-asian="9pt" style:font-size-complex="9pt"/>
    </style:style>
    <style:style style:name="P36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b8e1d" style:font-size-asian="9pt" style:font-size-complex="9pt"/>
    </style:style>
    <style:style style:name="P37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4ec1d2" style:font-size-asian="9pt" style:font-size-complex="9pt"/>
    </style:style>
    <style:style style:name="P38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0c16a" style:font-size-asian="9pt" style:font-size-complex="9pt"/>
    </style:style>
    <style:style style:name="P39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2c119" style:font-size-asian="9pt" style:font-size-complex="9pt"/>
    </style:style>
    <style:style style:name="P40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39bb7" style:font-size-asian="9pt" style:font-size-complex="9pt"/>
    </style:style>
    <style:style style:name="P41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51ab1" style:font-size-asian="9pt" style:font-size-complex="9pt"/>
    </style:style>
    <style:style style:name="P42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ddc31" style:font-size-asian="9pt" style:font-size-complex="9pt"/>
    </style:style>
    <style:style style:name="P43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59144" style:font-size-asian="9pt" style:font-size-complex="9pt"/>
    </style:style>
    <style:style style:name="P44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6c0ef" style:font-size-asian="9pt" style:font-size-complex="9pt"/>
    </style:style>
    <style:style style:name="P45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76e0a" style:font-size-asian="9pt" style:font-size-complex="9pt"/>
    </style:style>
    <style:style style:name="P46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79aa9" style:font-size-asian="9pt" style:font-size-complex="9pt"/>
    </style:style>
    <style:style style:name="P47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90986" style:font-size-asian="9pt" style:font-size-complex="9pt"/>
    </style:style>
    <style:style style:name="P48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a9da0" style:font-size-asian="9pt" style:font-size-complex="9pt"/>
    </style:style>
    <style:style style:name="P49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ae89d" style:font-size-asian="9pt" style:font-size-complex="9pt"/>
    </style:style>
    <style:style style:name="P50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e6652" style:font-size-asian="9pt" style:font-size-complex="9pt"/>
    </style:style>
    <style:style style:name="P51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f2f88" style:font-size-asian="9pt" style:font-size-complex="9pt"/>
    </style:style>
    <style:style style:name="P52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f31d4" style:font-size-asian="9pt" style:font-size-complex="9pt"/>
    </style:style>
    <style:style style:name="P53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63b5ea" style:font-size-asian="9pt" style:font-size-complex="9pt"/>
    </style:style>
    <style:style style:name="P54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6562c7" style:font-size-asian="9pt" style:font-size-complex="9pt"/>
    </style:style>
    <style:style style:name="P55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65fa98" style:font-size-asian="9pt" style:font-size-complex="9pt"/>
    </style:style>
    <style:style style:name="P56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6e7524" style:font-size-asian="9pt" style:font-size-complex="9pt"/>
    </style:style>
    <style:style style:name="P57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5ffcb0" style:font-size-asian="9pt" style:font-size-complex="9pt"/>
    </style:style>
    <style:style style:name="P58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60b9e7" style:font-size-asian="9pt" style:font-size-complex="9pt"/>
    </style:style>
    <style:style style:name="P59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710320" style:font-size-asian="9pt" style:font-size-complex="9pt"/>
    </style:style>
    <style:style style:name="P60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79c0fe" style:font-size-asian="9pt" style:font-size-complex="9pt"/>
    </style:style>
    <style:style style:name="P61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7d86bf" style:font-size-asian="9pt" style:font-size-complex="9pt"/>
    </style:style>
    <style:style style:name="P62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7db41c" style:font-size-asian="9pt" style:font-size-complex="9pt"/>
    </style:style>
    <style:style style:name="P63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7f7da8" style:font-size-asian="9pt" style:font-size-complex="9pt"/>
    </style:style>
    <style:style style:name="P64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81fe50" style:font-size-asian="9pt" style:font-size-complex="9pt"/>
    </style:style>
    <style:style style:name="P65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88514e" style:font-size-asian="9pt" style:font-size-complex="9pt"/>
    </style:style>
    <style:style style:name="P66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89dc18" style:font-size-asian="9pt" style:font-size-complex="9pt"/>
    </style:style>
    <style:style style:name="P67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8d0a3d" style:font-size-asian="9pt" style:font-size-complex="9pt"/>
    </style:style>
    <style:style style:name="P68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8f9074" style:font-size-asian="9pt" style:font-size-complex="9pt"/>
    </style:style>
    <style:style style:name="P69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paragraph-rsid="0090c91d" style:font-size-asian="9pt" style:font-size-complex="9pt"/>
    </style:style>
    <style:style style:name="P70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rsid="0043765f" officeooo:paragraph-rsid="0043765f" style:font-size-asian="9pt" style:font-size-complex="9pt"/>
    </style:style>
    <style:style style:name="P71" style:family="paragraph" style:parent-style-name="Standard">
      <style:paragraph-properties fo:margin-top="0.085cm" fo:margin-bottom="0.085cm" loext:contextual-spacing="false"/>
      <style:text-properties fo:font-size="9pt" officeooo:paragraph-rsid="00452684" style:font-size-asian="9pt" style:font-size-complex="9pt"/>
    </style:style>
    <style:style style:name="P72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9pt" officeooo:rsid="00539bb7" officeooo:paragraph-rsid="00539bb7" style:font-size-asian="9pt" style:font-size-complex="9pt"/>
    </style:style>
    <style:style style:name="P73" style:family="paragraph" style:parent-style-name="Standard">
      <style:paragraph-properties fo:margin-top="0.085cm" fo:margin-bottom="0.085cm" loext:contextual-spacing="false"/>
      <style:text-properties fo:color="#000000" style:font-name="Calibri" fo:font-size="9pt" fo:font-weight="normal" officeooo:rsid="00150e84" officeooo:paragraph-rsid="00150e84" style:font-size-asian="9pt" style:font-weight-asian="normal" style:font-name-complex="Courier New" style:font-size-complex="9pt" style:font-weight-complex="normal"/>
    </style:style>
    <style:style style:name="P74" style:family="paragraph" style:parent-style-name="Standard">
      <style:paragraph-properties fo:margin-top="0.085cm" fo:margin-bottom="0.085cm" loext:contextual-spacing="false"/>
      <style:text-properties fo:color="#000000" style:font-name="Calibri" fo:font-size="9pt" fo:font-weight="normal" officeooo:rsid="002ce746" officeooo:paragraph-rsid="002baeca" style:font-size-asian="9pt" style:font-weight-asian="normal" style:font-name-complex="Courier New" style:font-size-complex="9pt" style:font-weight-complex="normal"/>
    </style:style>
    <style:style style:name="P75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9pt" fo:font-weight="normal" officeooo:rsid="0043765f" officeooo:paragraph-rsid="00499c65" style:font-size-asian="9pt" style:font-weight-asian="normal" style:font-name-complex="Courier New" style:font-size-complex="9pt" style:font-weight-complex="normal"/>
    </style:style>
    <style:style style:name="P76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9pt" fo:font-weight="normal" officeooo:rsid="004d65ca" officeooo:paragraph-rsid="004d65ca" style:font-size-asian="9pt" style:font-weight-asian="normal" style:font-name-complex="Courier New" style:font-size-complex="9pt" style:font-weight-complex="normal"/>
    </style:style>
    <style:style style:name="P77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9pt" fo:font-weight="normal" officeooo:rsid="00539bb7" officeooo:paragraph-rsid="00539bb7" style:font-size-asian="9pt" style:font-weight-asian="normal" style:font-name-complex="Courier New" style:font-size-complex="9pt" style:font-weight-complex="normal"/>
    </style:style>
    <style:style style:name="P78" style:family="paragraph" style:parent-style-name="Standard">
      <style:paragraph-properties fo:margin-top="0.085cm" fo:margin-bottom="0.085cm" loext:contextual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9pt" fo:font-weight="normal" officeooo:rsid="007421c5" officeooo:paragraph-rsid="007421c5" style:font-size-asian="9pt" style:font-weight-asian="normal" style:font-name-complex="Courier New" style:font-size-complex="9pt" style:font-weight-complex="normal"/>
    </style:style>
    <style:style style:name="P7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alibri" fo:font-size="9pt" style:font-size-asian="9pt" style:font-size-complex="9pt"/>
    </style:style>
    <style:style style:name="P80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fo:font-size="10.5pt" officeooo:paragraph-rsid="000c39c4" style:font-size-asian="10.5pt" style:font-size-complex="10.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2c76f" style:font-weight-asian="bold"/>
    </style:style>
    <style:style style:name="T3" style:family="text">
      <style:text-properties fo:font-weight="bold" style:font-weight-asian="bold" style:font-name-complex="Courier New"/>
    </style:style>
    <style:style style:name="T4" style:family="text">
      <style:text-properties fo:font-size="10pt" fo:font-weight="bold" style:font-size-asian="10pt" style:font-weight-asian="bold" style:font-name-complex="Courier New" style:font-size-complex="10pt"/>
    </style:style>
    <style:style style:name="T5" style:family="text">
      <style:text-properties fo:font-size="10pt" style:font-size-asian="10pt" style:font-name-complex="Courier New" style:font-size-complex="10pt"/>
    </style:style>
    <style:style style:name="T6" style:family="text">
      <style:text-properties fo:font-size="10pt" officeooo:rsid="0012b445" style:font-size-asian="10pt" style:font-name-complex="Courier New" style:font-size-complex="10pt"/>
    </style:style>
    <style:style style:name="T7" style:family="text">
      <style:text-properties fo:font-size="10pt" officeooo:rsid="00a05211" style:font-size-asian="10pt" style:font-name-complex="Courier New" style:font-size-complex="10pt"/>
    </style:style>
    <style:style style:name="T8" style:family="text">
      <style:text-properties fo:font-size="10pt" officeooo:rsid="00a4bb79" style:font-size-asian="10pt" style:font-name-complex="Courier New" style:font-size-complex="10pt"/>
    </style:style>
    <style:style style:name="T9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0" style:family="text">
      <style:text-properties style:font-name="Calibri" fo:font-size="8pt" fo:font-weight="bold" officeooo:rsid="0013c8bc" style:font-size-asian="8pt" style:font-weight-asian="bold" style:font-name-complex="Courier New" style:font-size-complex="8pt"/>
    </style:style>
    <style:style style:name="T11" style:family="text">
      <style:text-properties style:font-name="Calibri" fo:font-size="8pt" fo:font-weight="bold" officeooo:rsid="00165104" style:font-size-asian="8pt" style:font-weight-asian="bold" style:font-name-complex="Courier New" style:font-size-complex="8pt"/>
    </style:style>
    <style:style style:name="T12" style:family="text">
      <style:text-properties style:font-name="Calibri" fo:font-size="8pt" fo:font-weight="bold" officeooo:rsid="001d6507" style:font-size-asian="8pt" style:font-weight-asian="bold" style:font-name-complex="Courier New" style:font-size-complex="8pt"/>
    </style:style>
    <style:style style:name="T13" style:family="text">
      <style:text-properties style:font-name="Calibri" fo:font-size="8pt" fo:font-weight="bold" officeooo:rsid="00326841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343309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35c977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38177f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3d18f1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bold" officeooo:rsid="0042085b" style:font-size-asian="8pt" style:font-weight-asian="bold" style:font-name-complex="Courier New" style:font-size-complex="8pt"/>
    </style:style>
    <style:style style:name="T19" style:family="text">
      <style:text-properties style:font-name="Calibri" fo:font-size="8pt" style:font-size-asian="8pt" style:font-name-complex="Courier New" style:font-size-complex="8pt"/>
    </style:style>
    <style:style style:name="T20" style:family="text">
      <style:text-properties style:font-name="Calibri" fo:font-size="8pt" officeooo:rsid="00170ef3" style:font-size-asian="8pt" style:font-name-complex="Courier New" style:font-size-complex="8pt"/>
    </style:style>
    <style:style style:name="T21" style:family="text">
      <style:text-properties style:font-name="Calibri" fo:font-size="8pt" officeooo:rsid="0018511e" style:font-size-asian="8pt" style:font-name-complex="Courier New" style:font-size-complex="8pt"/>
    </style:style>
    <style:style style:name="T22" style:family="text">
      <style:text-properties style:font-name="Calibri" fo:font-size="8pt" officeooo:rsid="00276051" style:font-size-asian="8pt" style:font-name-complex="Courier New" style:font-size-complex="8pt"/>
    </style:style>
    <style:style style:name="T23" style:family="text">
      <style:text-properties style:font-name="Calibri" fo:font-size="8pt" officeooo:rsid="002843d9" style:font-size-asian="8pt" style:font-name-complex="Courier New" style:font-size-complex="8pt"/>
    </style:style>
    <style:style style:name="T24" style:family="text">
      <style:text-properties style:font-name="Calibri" fo:font-size="8pt" fo:font-weight="normal" officeooo:rsid="002baeca" style:font-size-asian="8pt" style:font-weight-asian="normal" style:font-name-complex="Courier New" style:font-size-complex="8pt" style:font-weight-complex="normal"/>
    </style:style>
    <style:style style:name="T25" style:family="text">
      <style:text-properties style:font-name="Calibri" fo:font-size="8pt" fo:font-weight="normal" officeooo:rsid="0042ef79" style:font-size-asian="8pt" style:font-weight-asian="normal" style:font-name-complex="Courier New" style:font-size-complex="8pt" style:font-weight-complex="normal"/>
    </style:style>
    <style:style style:name="T26" style:family="text">
      <style:text-properties style:font-name="Calibri" fo:font-size="8pt" fo:font-weight="normal" officeooo:rsid="00452684" style:font-size-asian="8pt" style:font-weight-asian="normal" style:font-name-complex="Courier New" style:font-size-complex="8pt" style:font-weight-complex="normal"/>
    </style:style>
    <style:style style:name="T27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28" style:family="text">
      <style:text-properties style:font-name="Calibri" fo:font-size="10pt" fo:font-weight="bold" officeooo:rsid="00915c72" style:font-size-asian="10pt" style:font-weight-asian="bold" style:font-name-complex="Courier New" style:font-size-complex="10pt"/>
    </style:style>
    <style:style style:name="T29" style:family="text">
      <style:text-properties style:font-name="Calibri" fo:font-size="10pt" style:font-size-asian="10pt" style:font-name-complex="Courier New" style:font-size-complex="10pt"/>
    </style:style>
    <style:style style:name="T30" style:family="text">
      <style:text-properties style:font-name="Calibri" fo:font-size="10pt" officeooo:rsid="0092da78" style:font-size-asian="10pt" style:font-name-complex="Courier New" style:font-size-complex="10pt"/>
    </style:style>
    <style:style style:name="T31" style:family="text">
      <style:text-properties style:font-name="Calibri" fo:font-weight="bold" style:font-weight-asian="bold" style:font-name-complex="Courier New"/>
    </style:style>
    <style:style style:name="T32" style:family="text">
      <style:text-properties style:font-name="Calibri" fo:font-weight="bold" officeooo:rsid="0013c8bc" style:font-weight-asian="bold" style:font-name-complex="Courier New"/>
    </style:style>
    <style:style style:name="T33" style:family="text">
      <style:text-properties style:font-name="Calibri" fo:font-weight="bold" officeooo:rsid="00165104" style:font-weight-asian="bold" style:font-name-complex="Courier New"/>
    </style:style>
    <style:style style:name="T34" style:family="text">
      <style:text-properties style:font-name="Calibri" fo:font-weight="bold" officeooo:rsid="00343309" style:font-weight-asian="bold" style:font-name-complex="Courier New"/>
    </style:style>
    <style:style style:name="T35" style:family="text">
      <style:text-properties style:font-name="Calibri" fo:font-weight="bold" officeooo:rsid="0038177f" style:font-weight-asian="bold" style:font-name-complex="Courier New"/>
    </style:style>
    <style:style style:name="T36" style:family="text">
      <style:text-properties style:font-name="Calibri" fo:font-weight="bold" officeooo:rsid="001d6507" style:font-weight-asian="bold" style:font-name-complex="Courier New"/>
    </style:style>
    <style:style style:name="T37" style:family="text">
      <style:text-properties style:font-name="Calibri" fo:font-weight="bold" officeooo:rsid="00326841" style:font-weight-asian="bold" style:font-name-complex="Courier New"/>
    </style:style>
    <style:style style:name="T38" style:family="text">
      <style:text-properties style:font-name="Calibri" fo:font-weight="bold" officeooo:rsid="0035c977" style:font-weight-asian="bold" style:font-name-complex="Courier New"/>
    </style:style>
    <style:style style:name="T39" style:family="text">
      <style:text-properties style:font-name="Calibri" fo:font-weight="bold" officeooo:rsid="003d18f1" style:font-weight-asian="bold" style:font-name-complex="Courier New"/>
    </style:style>
    <style:style style:name="T40" style:family="text">
      <style:text-properties style:font-name="Calibri" fo:font-weight="bold" officeooo:rsid="0042085b" style:font-weight-asian="bold" style:font-name-complex="Courier New"/>
    </style:style>
    <style:style style:name="T41" style:family="text">
      <style:text-properties style:font-name="Calibri" fo:font-weight="bold" officeooo:rsid="00915c72" style:font-weight-asian="bold" style:font-name-complex="Courier New"/>
    </style:style>
    <style:style style:name="T42" style:family="text">
      <style:text-properties style:font-name="Calibri" style:font-name-complex="Courier New"/>
    </style:style>
    <style:style style:name="T43" style:family="text">
      <style:text-properties style:font-name="Calibri" officeooo:rsid="00170ef3" style:font-name-complex="Courier New"/>
    </style:style>
    <style:style style:name="T44" style:family="text">
      <style:text-properties style:font-name="Calibri" officeooo:rsid="0018511e" style:font-name-complex="Courier New"/>
    </style:style>
    <style:style style:name="T45" style:family="text">
      <style:text-properties style:font-name="Calibri" officeooo:rsid="002843d9" style:font-name-complex="Courier New"/>
    </style:style>
    <style:style style:name="T46" style:family="text">
      <style:text-properties style:font-name="Calibri" officeooo:rsid="00276051" style:font-name-complex="Courier New"/>
    </style:style>
    <style:style style:name="T47" style:family="text">
      <style:text-properties style:font-name="Calibri" officeooo:rsid="0092da78" style:font-name-complex="Courier New"/>
    </style:style>
    <style:style style:name="T48" style:family="text">
      <style:text-properties style:font-name="Calibri" fo:font-weight="normal" officeooo:rsid="002baeca" style:font-weight-asian="normal" style:font-name-complex="Courier New" style:font-weight-complex="normal"/>
    </style:style>
    <style:style style:name="T49" style:family="text">
      <style:text-properties style:font-name="Calibri" fo:font-weight="normal" officeooo:rsid="0042ef79" style:font-weight-asian="normal" style:font-name-complex="Courier New" style:font-weight-complex="normal"/>
    </style:style>
    <style:style style:name="T50" style:family="text">
      <style:text-properties style:font-name="Calibri" fo:font-weight="normal" officeooo:rsid="00452684" style:font-weight-asian="normal" style:font-name-complex="Courier New" style:font-weight-complex="normal"/>
    </style:style>
    <style:style style:name="T51" style:family="text">
      <style:text-properties style:font-name="Calibri" fo:font-size="11pt" fo:font-weight="bold" style:font-size-asian="11pt" style:font-weight-asian="bold" style:font-name-complex="Courier New" style:font-size-complex="11pt"/>
    </style:style>
    <style:style style:name="T52" style:family="text">
      <style:text-properties style:font-name="Calibri" fo:font-size="11pt" fo:font-weight="bold" officeooo:rsid="00915c72" style:font-size-asian="11pt" style:font-weight-asian="bold" style:font-name-complex="Courier New" style:font-size-complex="11pt"/>
    </style:style>
    <style:style style:name="T53" style:family="text">
      <style:text-properties style:font-name="Calibri" fo:font-size="11pt" style:font-size-asian="11pt" style:font-name-complex="Courier New" style:font-size-complex="11pt"/>
    </style:style>
    <style:style style:name="T54" style:family="text">
      <style:text-properties style:font-name="Calibri" fo:font-size="11pt" officeooo:rsid="0092da78" style:font-size-asian="11pt" style:font-name-complex="Courier New" style:font-size-complex="11pt"/>
    </style:style>
    <style:style style:name="T55" style:family="text">
      <style:text-properties style:font-name="Calibri" fo:font-size="10.5pt" fo:font-weight="bold" style:font-size-asian="10.5pt" style:font-weight-asian="bold" style:font-name-complex="Courier New" style:font-size-complex="10.5pt"/>
    </style:style>
    <style:style style:name="T56" style:family="text">
      <style:text-properties style:font-name="Calibri" fo:font-size="10.5pt" fo:font-weight="bold" officeooo:rsid="00915c72" style:font-size-asian="10.5pt" style:font-weight-asian="bold" style:font-name-complex="Courier New" style:font-size-complex="10.5pt"/>
    </style:style>
    <style:style style:name="T57" style:family="text">
      <style:text-properties style:font-name="Calibri" fo:font-size="10.5pt" style:font-size-asian="10.5pt" style:font-name-complex="Courier New" style:font-size-complex="10.5pt"/>
    </style:style>
    <style:style style:name="T58" style:family="text">
      <style:text-properties style:font-name="Calibri" fo:font-size="10.5pt" officeooo:rsid="0092da78" style:font-size-asian="10.5pt" style:font-name-complex="Courier New" style:font-size-complex="10.5pt"/>
    </style:style>
    <style:style style:name="T59" style:family="text">
      <style:text-properties officeooo:rsid="00117f87"/>
    </style:style>
    <style:style style:name="T60" style:family="text">
      <style:text-properties officeooo:rsid="00150e84"/>
    </style:style>
    <style:style style:name="T61" style:family="text">
      <style:text-properties officeooo:rsid="0018511e"/>
    </style:style>
    <style:style style:name="T62" style:family="text">
      <style:text-properties officeooo:rsid="0025091c"/>
    </style:style>
    <style:style style:name="T63" style:family="text">
      <style:text-properties officeooo:rsid="002ce746"/>
    </style:style>
    <style:style style:name="T64" style:family="text">
      <style:text-properties fo:color="#000000"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65" style:family="text">
      <style:text-properties fo:color="#000000" style:font-name="Calibri" fo:font-size="8pt" fo:font-weight="normal" officeooo:rsid="002baeca" style:font-size-asian="8pt" style:font-weight-asian="normal" style:font-name-complex="Courier New" style:font-size-complex="8pt" style:font-weight-complex="normal"/>
    </style:style>
    <style:style style:name="T66" style:family="text">
      <style:text-properties fo:color="#000000" style:font-name="Calibri" fo:font-size="8pt" fo:font-weight="normal" officeooo:rsid="0042ef79" style:font-size-asian="8pt" style:font-weight-asian="normal" style:font-name-complex="Courier New" style:font-size-complex="8pt" style:font-weight-complex="normal"/>
    </style:style>
    <style:style style:name="T67" style:family="text">
      <style:text-properties fo:color="#000000" style:font-name="Calibri" fo:font-size="8pt" fo:font-weight="normal" officeooo:rsid="0046cb99" style:font-size-asian="8pt" style:font-weight-asian="normal" style:font-name-complex="Courier New" style:font-size-complex="8pt" style:font-weight-complex="normal"/>
    </style:style>
    <style:style style:name="T68" style:family="text">
      <style:text-properties fo:color="#000000" style:font-name="Calibri" fo:font-size="8pt" fo:font-weight="normal" officeooo:rsid="0043765f" style:font-size-asian="8pt" style:font-weight-asian="normal" style:font-name-complex="Courier New" style:font-size-complex="8pt" style:font-weight-complex="normal"/>
    </style:style>
    <style:style style:name="T69" style:family="text">
      <style:text-properties fo:color="#000000" style:font-name="Calibri" fo:font-size="8pt" fo:font-weight="normal" officeooo:rsid="00496054" style:font-size-asian="8pt" style:font-weight-asian="normal" style:font-name-complex="Courier New" style:font-size-complex="8pt" style:font-weight-complex="normal"/>
    </style:style>
    <style:style style:name="T70" style:family="text">
      <style:text-properties fo:color="#000000" style:font-name="Calibri" fo:font-size="8pt" fo:font-weight="normal" officeooo:rsid="004d65ca" style:font-size-asian="8pt" style:font-weight-asian="normal" style:font-name-complex="Courier New" style:font-size-complex="8pt" style:font-weight-complex="normal"/>
    </style:style>
    <style:style style:name="T71" style:family="text">
      <style:text-properties fo:color="#000000" style:font-name="Calibri" fo:font-size="8pt" fo:font-weight="normal" officeooo:rsid="0050c16a" style:font-size-asian="8pt" style:font-weight-asian="normal" style:font-name-complex="Courier New" style:font-size-complex="8pt" style:font-weight-complex="normal"/>
    </style:style>
    <style:style style:name="T72" style:family="text">
      <style:text-properties fo:color="#000000" style:font-name="Calibri" fo:font-size="8pt" fo:font-weight="normal" officeooo:rsid="00539bb7" style:font-size-asian="8pt" style:font-weight-asian="normal" style:font-name-complex="Courier New" style:font-size-complex="8pt" style:font-weight-complex="normal"/>
    </style:style>
    <style:style style:name="T73" style:family="text">
      <style:text-properties fo:color="#000000" style:font-name="Calibri" fo:font-size="8pt" fo:font-weight="normal" officeooo:rsid="00559144" style:font-size-asian="8pt" style:font-weight-asian="normal" style:font-name-complex="Courier New" style:font-size-complex="8pt" style:font-weight-complex="normal"/>
    </style:style>
    <style:style style:name="T74" style:family="text">
      <style:text-properties fo:color="#000000" style:font-name="Calibri" fo:font-size="8pt" fo:font-weight="normal" officeooo:rsid="0056c0ef" style:font-size-asian="8pt" style:font-weight-asian="normal" style:font-name-complex="Courier New" style:font-size-complex="8pt" style:font-weight-complex="normal"/>
    </style:style>
    <style:style style:name="T75" style:family="text">
      <style:text-properties fo:color="#000000" style:font-name="Calibri" fo:font-size="8pt" fo:font-weight="normal" officeooo:rsid="00576e0a" style:font-size-asian="8pt" style:font-weight-asian="normal" style:font-name-complex="Courier New" style:font-size-complex="8pt" style:font-weight-complex="normal"/>
    </style:style>
    <style:style style:name="T76" style:family="text">
      <style:text-properties fo:color="#000000" style:font-name="Calibri" fo:font-size="8pt" fo:font-weight="normal" officeooo:rsid="005f31d4" style:font-size-asian="8pt" style:font-weight-asian="normal" style:font-name-complex="Courier New" style:font-size-complex="8pt" style:font-weight-complex="normal"/>
    </style:style>
    <style:style style:name="T77" style:family="text">
      <style:text-properties fo:color="#000000" style:font-name="Calibri" fo:font-size="8pt" fo:font-weight="normal" officeooo:rsid="005ffcb0" style:font-size-asian="8pt" style:font-weight-asian="normal" style:font-name-complex="Courier New" style:font-size-complex="8pt" style:font-weight-complex="normal"/>
    </style:style>
    <style:style style:name="T78" style:family="text">
      <style:text-properties fo:color="#000000" style:font-name="Calibri" fo:font-size="8pt" fo:font-weight="normal" officeooo:rsid="0060e817" style:font-size-asian="8pt" style:font-weight-asian="normal" style:font-name-complex="Courier New" style:font-size-complex="8pt" style:font-weight-complex="normal"/>
    </style:style>
    <style:style style:name="T79" style:family="text">
      <style:text-properties fo:color="#000000" style:font-name="Calibri" fo:font-size="8pt" fo:font-weight="normal" officeooo:rsid="0064c57c" style:font-size-asian="8pt" style:font-weight-asian="normal" style:font-name-complex="Courier New" style:font-size-complex="8pt" style:font-weight-complex="normal"/>
    </style:style>
    <style:style style:name="T80" style:family="text">
      <style:text-properties fo:color="#000000" style:font-name="Calibri" fo:font-size="8pt" fo:font-weight="normal" officeooo:rsid="006562c7" style:font-size-asian="8pt" style:font-weight-asian="normal" style:font-name-complex="Courier New" style:font-size-complex="8pt" style:font-weight-complex="normal"/>
    </style:style>
    <style:style style:name="T81" style:family="text">
      <style:text-properties fo:color="#000000" style:font-name="Calibri" fo:font-size="8pt" fo:font-weight="normal" officeooo:rsid="006748c2" style:font-size-asian="8pt" style:font-weight-asian="normal" style:font-name-complex="Courier New" style:font-size-complex="8pt" style:font-weight-complex="normal"/>
    </style:style>
    <style:style style:name="T82" style:family="text">
      <style:text-properties fo:color="#000000" style:font-name="Calibri" fo:font-size="8pt" fo:font-weight="normal" officeooo:rsid="006d7608" style:font-size-asian="8pt" style:font-weight-asian="normal" style:font-name-complex="Courier New" style:font-size-complex="8pt" style:font-weight-complex="normal"/>
    </style:style>
    <style:style style:name="T83" style:family="text">
      <style:text-properties fo:color="#000000" style:font-name="Calibri" fo:font-size="8pt" fo:font-weight="normal" officeooo:rsid="006e71a3" style:font-size-asian="8pt" style:font-weight-asian="normal" style:font-name-complex="Courier New" style:font-size-complex="8pt" style:font-weight-complex="normal"/>
    </style:style>
    <style:style style:name="T84" style:family="text">
      <style:text-properties fo:color="#000000" style:font-name="Calibri" fo:font-size="8pt" fo:font-weight="normal" officeooo:rsid="006e7524" style:font-size-asian="8pt" style:font-weight-asian="normal" style:font-name-complex="Courier New" style:font-size-complex="8pt" style:font-weight-complex="normal"/>
    </style:style>
    <style:style style:name="T85" style:family="text">
      <style:text-properties fo:color="#000000" style:font-name="Calibri" fo:font-size="8pt" fo:font-weight="normal" officeooo:rsid="0074407c" style:font-size-asian="8pt" style:font-weight-asian="normal" style:font-name-complex="Courier New" style:font-size-complex="8pt" style:font-weight-complex="normal"/>
    </style:style>
    <style:style style:name="T86" style:family="text">
      <style:text-properties fo:color="#000000" style:font-name="Calibri" fo:font-size="8pt" fo:font-weight="normal" officeooo:rsid="00778e64" style:font-size-asian="8pt" style:font-weight-asian="normal" style:font-name-complex="Courier New" style:font-size-complex="8pt" style:font-weight-complex="normal"/>
    </style:style>
    <style:style style:name="T87" style:family="text">
      <style:text-properties fo:color="#000000" style:font-name="Calibri" fo:font-size="8pt" fo:font-weight="normal" officeooo:rsid="007a04b7" style:font-size-asian="8pt" style:font-weight-asian="normal" style:font-name-complex="Courier New" style:font-size-complex="8pt" style:font-weight-complex="normal"/>
    </style:style>
    <style:style style:name="T88" style:family="text">
      <style:text-properties fo:color="#000000" style:font-name="Calibri" fo:font-size="8pt" fo:font-weight="normal" officeooo:rsid="007ae9ae" style:font-size-asian="8pt" style:font-weight-asian="normal" style:font-name-complex="Courier New" style:font-size-complex="8pt" style:font-weight-complex="normal"/>
    </style:style>
    <style:style style:name="T89" style:family="text">
      <style:text-properties fo:color="#000000" style:font-name="Calibri" fo:font-size="8pt" fo:font-weight="normal" officeooo:rsid="007beadc" style:font-size-asian="8pt" style:font-weight-asian="normal" style:font-name-complex="Courier New" style:font-size-complex="8pt" style:font-weight-complex="normal"/>
    </style:style>
    <style:style style:name="T90" style:family="text">
      <style:text-properties fo:color="#000000" style:font-name="Calibri" fo:font-size="8pt" fo:font-weight="normal" officeooo:rsid="007c3f8b" style:font-size-asian="8pt" style:font-weight-asian="normal" style:font-name-complex="Courier New" style:font-size-complex="8pt" style:font-weight-complex="normal"/>
    </style:style>
    <style:style style:name="T91" style:family="text">
      <style:text-properties fo:color="#000000" style:font-name="Calibri" fo:font-size="8pt" fo:font-weight="normal" officeooo:rsid="007d86bf" style:font-size-asian="8pt" style:font-weight-asian="normal" style:font-name-complex="Courier New" style:font-size-complex="8pt" style:font-weight-complex="normal"/>
    </style:style>
    <style:style style:name="T92" style:family="text">
      <style:text-properties fo:color="#000000" style:font-name="Calibri" fo:font-size="8pt" fo:font-weight="normal" officeooo:rsid="007db41c" style:font-size-asian="8pt" style:font-weight-asian="normal" style:font-name-complex="Courier New" style:font-size-complex="8pt" style:font-weight-complex="normal"/>
    </style:style>
    <style:style style:name="T93" style:family="text">
      <style:text-properties fo:color="#000000" style:font-name="Calibri" fo:font-size="8pt" fo:font-weight="normal" officeooo:rsid="007e0243" style:font-size-asian="8pt" style:font-weight-asian="normal" style:font-name-complex="Courier New" style:font-size-complex="8pt" style:font-weight-complex="normal"/>
    </style:style>
    <style:style style:name="T94" style:family="text">
      <style:text-properties fo:color="#000000" style:font-name="Calibri" fo:font-size="8pt" fo:font-weight="normal" officeooo:rsid="0083184d" style:font-size-asian="8pt" style:font-weight-asian="normal" style:font-name-complex="Courier New" style:font-size-complex="8pt" style:font-weight-complex="normal"/>
    </style:style>
    <style:style style:name="T95" style:family="text">
      <style:text-properties fo:color="#000000" style:font-name="Calibri" fo:font-size="8pt" fo:font-weight="normal" officeooo:rsid="0085d13d" style:font-size-asian="8pt" style:font-weight-asian="normal" style:font-name-complex="Courier New" style:font-size-complex="8pt" style:font-weight-complex="normal"/>
    </style:style>
    <style:style style:name="T96" style:family="text">
      <style:text-properties fo:color="#000000" style:font-name="Calibri" fo:font-size="8pt" fo:font-weight="normal" officeooo:rsid="008a3718" style:font-size-asian="8pt" style:font-weight-asian="normal" style:font-name-complex="Courier New" style:font-size-complex="8pt" style:font-weight-complex="normal"/>
    </style:style>
    <style:style style:name="T97" style:family="text">
      <style:text-properties fo:color="#000000" style:font-name="Calibri" fo:font-size="8pt" fo:font-weight="normal" officeooo:rsid="008b339a" style:font-size-asian="8pt" style:font-weight-asian="normal" style:font-name-complex="Courier New" style:font-size-complex="8pt" style:font-weight-complex="normal"/>
    </style:style>
    <style:style style:name="T98" style:family="text">
      <style:text-properties fo:color="#000000" style:font-name="Calibri" fo:font-size="8pt" fo:font-weight="normal" officeooo:rsid="008e591b" style:font-size-asian="8pt" style:font-weight-asian="normal" style:font-name-complex="Courier New" style:font-size-complex="8pt" style:font-weight-complex="normal"/>
    </style:style>
    <style:style style:name="T99" style:family="text">
      <style:text-properties fo:color="#000000" style:font-name="Calibri" fo:font-size="8pt" fo:font-weight="normal" officeooo:rsid="008fdeaa" style:font-size-asian="8pt" style:font-weight-asian="normal" style:font-name-complex="Courier New" style:font-size-complex="8pt" style:font-weight-complex="normal"/>
    </style:style>
    <style:style style:name="T100" style:family="text">
      <style:text-properties fo:color="#000000" style:font-name="Calibri" fo:font-size="8pt" fo:font-weight="normal" officeooo:rsid="0090c91d" style:font-size-asian="8pt" style:font-weight-asian="normal" style:font-name-complex="Courier New" style:font-size-complex="8pt" style:font-weight-complex="normal"/>
    </style:style>
    <style:style style:name="T101" style:family="text">
      <style:text-properties fo:color="#000000" style:font-name="Calibri" fo:font-size="8pt" fo:font-weight="normal" officeooo:rsid="009ea484" style:font-size-asian="8pt" style:font-weight-asian="normal" style:font-name-complex="Courier New" style:font-size-complex="8pt" style:font-weight-complex="normal"/>
    </style:style>
    <style:style style:name="T102" style:family="text">
      <style:text-properties fo:color="#000000" style:font-name="Calibri" fo:font-size="8pt" fo:font-weight="bold" officeooo:rsid="0042ef79" style:font-size-asian="8pt" style:font-weight-asian="bold" style:font-name-complex="Courier New" style:font-size-complex="8pt" style:font-weight-complex="normal"/>
    </style:style>
    <style:style style:name="T103" style:family="text">
      <style:text-properties fo:color="#000000" style:font-name="Calibri" fo:font-size="8pt" fo:font-weight="bold" officeooo:rsid="00551ab1" style:font-size-asian="8pt" style:font-weight-asian="bold" style:font-name-complex="Courier New" style:font-size-complex="8pt" style:font-weight-complex="normal"/>
    </style:style>
    <style:style style:name="T104" style:family="text">
      <style:text-properties fo:color="#000000" style:font-name="Calibri" fo:font-size="8pt" fo:font-weight="bold" officeooo:rsid="005ddc31" style:font-size-asian="8pt" style:font-weight-asian="bold" style:font-name-complex="Courier New" style:font-size-complex="8pt" style:font-weight-complex="normal"/>
    </style:style>
    <style:style style:name="T105" style:family="text">
      <style:text-properties fo:color="#000000" style:font-name="Calibri" fo:font-size="8pt" fo:font-weight="bold" officeooo:rsid="005e6652" style:font-size-asian="8pt" style:font-weight-asian="bold" style:font-name-complex="Courier New" style:font-size-complex="8pt" style:font-weight-complex="normal"/>
    </style:style>
    <style:style style:name="T106" style:family="text">
      <style:text-properties fo:color="#000000" style:font-name="Calibri" fo:font-size="8pt" fo:font-weight="bold" officeooo:rsid="0079c0fe" style:font-size-asian="8pt" style:font-weight-asian="bold" style:font-name-complex="Courier New" style:font-size-complex="8pt" style:font-weight-complex="normal"/>
    </style:style>
    <style:style style:name="T107" style:family="text">
      <style:text-properties fo:color="#000000" style:font-name="Calibri" fo:font-weight="normal" style:font-weight-asian="normal" style:font-name-complex="Courier New" style:font-weight-complex="normal"/>
    </style:style>
    <style:style style:name="T108" style:family="text">
      <style:text-properties fo:color="#000000" style:font-name="Calibri" fo:font-weight="normal" officeooo:rsid="002baeca" style:font-weight-asian="normal" style:font-name-complex="Courier New" style:font-weight-complex="normal"/>
    </style:style>
    <style:style style:name="T109" style:family="text">
      <style:text-properties fo:color="#000000" style:font-name="Calibri" fo:font-weight="normal" officeooo:rsid="0042ef79" style:font-weight-asian="normal" style:font-name-complex="Courier New" style:font-weight-complex="normal"/>
    </style:style>
    <style:style style:name="T110" style:family="text">
      <style:text-properties fo:color="#000000" style:font-name="Calibri" fo:font-weight="normal" officeooo:rsid="0043765f" style:font-weight-asian="normal" style:font-name-complex="Courier New" style:font-weight-complex="normal"/>
    </style:style>
    <style:style style:name="T111" style:family="text">
      <style:text-properties fo:color="#000000" style:font-name="Calibri" fo:font-weight="normal" officeooo:rsid="0046cb99" style:font-weight-asian="normal" style:font-name-complex="Courier New" style:font-weight-complex="normal"/>
    </style:style>
    <style:style style:name="T112" style:family="text">
      <style:text-properties fo:color="#000000" style:font-name="Calibri" fo:font-weight="normal" officeooo:rsid="00496054" style:font-weight-asian="normal" style:font-name-complex="Courier New" style:font-weight-complex="normal"/>
    </style:style>
    <style:style style:name="T113" style:family="text">
      <style:text-properties fo:color="#000000" style:font-name="Calibri" fo:font-weight="normal" officeooo:rsid="004d65ca" style:font-weight-asian="normal" style:font-name-complex="Courier New" style:font-weight-complex="normal"/>
    </style:style>
    <style:style style:name="T114" style:family="text">
      <style:text-properties fo:color="#000000" style:font-name="Calibri" fo:font-weight="normal" officeooo:rsid="0050c16a" style:font-weight-asian="normal" style:font-name-complex="Courier New" style:font-weight-complex="normal"/>
    </style:style>
    <style:style style:name="T115" style:family="text">
      <style:text-properties fo:color="#000000" style:font-name="Calibri" fo:font-weight="normal" officeooo:rsid="00778e64" style:font-weight-asian="normal" style:font-name-complex="Courier New" style:font-weight-complex="normal"/>
    </style:style>
    <style:style style:name="T116" style:family="text">
      <style:text-properties fo:color="#000000" style:font-name="Calibri" fo:font-weight="normal" officeooo:rsid="00539bb7" style:font-weight-asian="normal" style:font-name-complex="Courier New" style:font-weight-complex="normal"/>
    </style:style>
    <style:style style:name="T117" style:family="text">
      <style:text-properties fo:color="#000000" style:font-name="Calibri" fo:font-weight="normal" officeooo:rsid="00559144" style:font-weight-asian="normal" style:font-name-complex="Courier New" style:font-weight-complex="normal"/>
    </style:style>
    <style:style style:name="T118" style:family="text">
      <style:text-properties fo:color="#000000" style:font-name="Calibri" fo:font-weight="normal" officeooo:rsid="0056c0ef" style:font-weight-asian="normal" style:font-name-complex="Courier New" style:font-weight-complex="normal"/>
    </style:style>
    <style:style style:name="T119" style:family="text">
      <style:text-properties fo:color="#000000" style:font-name="Calibri" fo:font-weight="normal" officeooo:rsid="00576e0a" style:font-weight-asian="normal" style:font-name-complex="Courier New" style:font-weight-complex="normal"/>
    </style:style>
    <style:style style:name="T120" style:family="text">
      <style:text-properties fo:color="#000000" style:font-name="Calibri" fo:font-weight="normal" officeooo:rsid="005f31d4" style:font-weight-asian="normal" style:font-name-complex="Courier New" style:font-weight-complex="normal"/>
    </style:style>
    <style:style style:name="T121" style:family="text">
      <style:text-properties fo:color="#000000" style:font-name="Calibri" fo:font-weight="normal" officeooo:rsid="0064c57c" style:font-weight-asian="normal" style:font-name-complex="Courier New" style:font-weight-complex="normal"/>
    </style:style>
    <style:style style:name="T122" style:family="text">
      <style:text-properties fo:color="#000000" style:font-name="Calibri" fo:font-weight="normal" officeooo:rsid="006562c7" style:font-weight-asian="normal" style:font-name-complex="Courier New" style:font-weight-complex="normal"/>
    </style:style>
    <style:style style:name="T123" style:family="text">
      <style:text-properties fo:color="#000000" style:font-name="Calibri" fo:font-weight="normal" officeooo:rsid="006748c2" style:font-weight-asian="normal" style:font-name-complex="Courier New" style:font-weight-complex="normal"/>
    </style:style>
    <style:style style:name="T124" style:family="text">
      <style:text-properties fo:color="#000000" style:font-name="Calibri" fo:font-weight="normal" officeooo:rsid="006d7608" style:font-weight-asian="normal" style:font-name-complex="Courier New" style:font-weight-complex="normal"/>
    </style:style>
    <style:style style:name="T125" style:family="text">
      <style:text-properties fo:color="#000000" style:font-name="Calibri" fo:font-weight="normal" officeooo:rsid="006e71a3" style:font-weight-asian="normal" style:font-name-complex="Courier New" style:font-weight-complex="normal"/>
    </style:style>
    <style:style style:name="T126" style:family="text">
      <style:text-properties fo:color="#000000" style:font-name="Calibri" fo:font-weight="normal" officeooo:rsid="006e7524" style:font-weight-asian="normal" style:font-name-complex="Courier New" style:font-weight-complex="normal"/>
    </style:style>
    <style:style style:name="T127" style:family="text">
      <style:text-properties fo:color="#000000" style:font-name="Calibri" fo:font-weight="normal" officeooo:rsid="005ffcb0" style:font-weight-asian="normal" style:font-name-complex="Courier New" style:font-weight-complex="normal"/>
    </style:style>
    <style:style style:name="T128" style:family="text">
      <style:text-properties fo:color="#000000" style:font-name="Calibri" fo:font-weight="normal" officeooo:rsid="0060e817" style:font-weight-asian="normal" style:font-name-complex="Courier New" style:font-weight-complex="normal"/>
    </style:style>
    <style:style style:name="T129" style:family="text">
      <style:text-properties fo:color="#000000" style:font-name="Calibri" fo:font-weight="normal" officeooo:rsid="0074407c" style:font-weight-asian="normal" style:font-name-complex="Courier New" style:font-weight-complex="normal"/>
    </style:style>
    <style:style style:name="T130" style:family="text">
      <style:text-properties fo:color="#000000" style:font-name="Calibri" fo:font-weight="normal" officeooo:rsid="007a04b7" style:font-weight-asian="normal" style:font-name-complex="Courier New" style:font-weight-complex="normal"/>
    </style:style>
    <style:style style:name="T131" style:family="text">
      <style:text-properties fo:color="#000000" style:font-name="Calibri" fo:font-weight="normal" officeooo:rsid="009ea484" style:font-weight-asian="normal" style:font-name-complex="Courier New" style:font-weight-complex="normal"/>
    </style:style>
    <style:style style:name="T132" style:family="text">
      <style:text-properties fo:color="#000000" style:font-name="Calibri" fo:font-weight="normal" officeooo:rsid="007ae9ae" style:font-weight-asian="normal" style:font-name-complex="Courier New" style:font-weight-complex="normal"/>
    </style:style>
    <style:style style:name="T133" style:family="text">
      <style:text-properties fo:color="#000000" style:font-name="Calibri" fo:font-weight="normal" officeooo:rsid="007beadc" style:font-weight-asian="normal" style:font-name-complex="Courier New" style:font-weight-complex="normal"/>
    </style:style>
    <style:style style:name="T134" style:family="text">
      <style:text-properties fo:color="#000000" style:font-name="Calibri" fo:font-weight="normal" officeooo:rsid="007c3f8b" style:font-weight-asian="normal" style:font-name-complex="Courier New" style:font-weight-complex="normal"/>
    </style:style>
    <style:style style:name="T135" style:family="text">
      <style:text-properties fo:color="#000000" style:font-name="Calibri" fo:font-weight="normal" officeooo:rsid="007d86bf" style:font-weight-asian="normal" style:font-name-complex="Courier New" style:font-weight-complex="normal"/>
    </style:style>
    <style:style style:name="T136" style:family="text">
      <style:text-properties fo:color="#000000" style:font-name="Calibri" fo:font-weight="normal" officeooo:rsid="007db41c" style:font-weight-asian="normal" style:font-name-complex="Courier New" style:font-weight-complex="normal"/>
    </style:style>
    <style:style style:name="T137" style:family="text">
      <style:text-properties fo:color="#000000" style:font-name="Calibri" fo:font-weight="normal" officeooo:rsid="007e0243" style:font-weight-asian="normal" style:font-name-complex="Courier New" style:font-weight-complex="normal"/>
    </style:style>
    <style:style style:name="T138" style:family="text">
      <style:text-properties fo:color="#000000" style:font-name="Calibri" fo:font-weight="normal" officeooo:rsid="0083184d" style:font-weight-asian="normal" style:font-name-complex="Courier New" style:font-weight-complex="normal"/>
    </style:style>
    <style:style style:name="T139" style:family="text">
      <style:text-properties fo:color="#000000" style:font-name="Calibri" fo:font-weight="normal" officeooo:rsid="008b339a" style:font-weight-asian="normal" style:font-name-complex="Courier New" style:font-weight-complex="normal"/>
    </style:style>
    <style:style style:name="T140" style:family="text">
      <style:text-properties fo:color="#000000" style:font-name="Calibri" fo:font-weight="normal" officeooo:rsid="0085d13d" style:font-weight-asian="normal" style:font-name-complex="Courier New" style:font-weight-complex="normal"/>
    </style:style>
    <style:style style:name="T141" style:family="text">
      <style:text-properties fo:color="#000000" style:font-name="Calibri" fo:font-weight="normal" officeooo:rsid="008a3718" style:font-weight-asian="normal" style:font-name-complex="Courier New" style:font-weight-complex="normal"/>
    </style:style>
    <style:style style:name="T142" style:family="text">
      <style:text-properties fo:color="#000000" style:font-name="Calibri" fo:font-weight="normal" officeooo:rsid="008e591b" style:font-weight-asian="normal" style:font-name-complex="Courier New" style:font-weight-complex="normal"/>
    </style:style>
    <style:style style:name="T143" style:family="text">
      <style:text-properties fo:color="#000000" style:font-name="Calibri" fo:font-weight="normal" officeooo:rsid="0090c91d" style:font-weight-asian="normal" style:font-name-complex="Courier New" style:font-weight-complex="normal"/>
    </style:style>
    <style:style style:name="T144" style:family="text">
      <style:text-properties fo:color="#000000" style:font-name="Calibri" fo:font-weight="normal" officeooo:rsid="008fdeaa" style:font-weight-asian="normal" style:font-name-complex="Courier New" style:font-weight-complex="normal"/>
    </style:style>
    <style:style style:name="T145" style:family="text">
      <style:text-properties fo:color="#000000" style:font-name="Calibri" fo:font-weight="bold" officeooo:rsid="00551ab1" style:font-weight-asian="bold" style:font-name-complex="Courier New" style:font-weight-complex="normal"/>
    </style:style>
    <style:style style:name="T146" style:family="text">
      <style:text-properties fo:color="#000000" style:font-name="Calibri" fo:font-weight="bold" officeooo:rsid="0042ef79" style:font-weight-asian="bold" style:font-name-complex="Courier New" style:font-weight-complex="normal"/>
    </style:style>
    <style:style style:name="T147" style:family="text">
      <style:text-properties fo:color="#000000" style:font-name="Calibri" fo:font-weight="bold" officeooo:rsid="005ddc31" style:font-weight-asian="bold" style:font-name-complex="Courier New" style:font-weight-complex="normal"/>
    </style:style>
    <style:style style:name="T148" style:family="text">
      <style:text-properties fo:color="#000000" style:font-name="Calibri" fo:font-weight="bold" officeooo:rsid="005e6652" style:font-weight-asian="bold" style:font-name-complex="Courier New" style:font-weight-complex="normal"/>
    </style:style>
    <style:style style:name="T149" style:family="text">
      <style:text-properties fo:color="#000000" style:font-name="Calibri" fo:font-weight="bold" officeooo:rsid="0079c0fe" style:font-weight-asian="bold" style:font-name-complex="Courier New" style:font-weight-complex="normal"/>
    </style:style>
    <style:style style:name="T150" style:family="text">
      <style:text-properties fo:color="#000000" style:font-name="Calibri" fo:font-size="8.5pt" fo:font-weight="normal" officeooo:rsid="007db41c" style:font-size-asian="8.5pt" style:font-weight-asian="normal" style:font-name-complex="Courier New" style:font-size-complex="8.5pt" style:font-weight-complex="normal"/>
    </style:style>
    <style:style style:name="T151" style:family="text">
      <style:text-properties fo:color="#000000" style:font-name="Calibri" fo:font-size="8.5pt" fo:font-weight="normal" officeooo:rsid="0090c91d" style:font-size-asian="8.5pt" style:font-weight-asian="normal" style:font-name-complex="Courier New" style:font-size-complex="8.5pt" style:font-weight-complex="normal"/>
    </style:style>
    <style:style style:name="T152" style:family="text">
      <style:text-properties fo:color="#000000" style:font-name="Calibri" fo:font-size="8.5pt" fo:font-weight="normal" officeooo:rsid="008a3718" style:font-size-asian="8.5pt" style:font-weight-asian="normal" style:font-name-complex="Courier New" style:font-size-complex="8.5pt" style:font-weight-complex="normal"/>
    </style:style>
    <style:style style:name="T153" style:family="text">
      <style:text-properties fo:color="#000000" style:font-name="Calibri" fo:font-size="8.5pt" fo:font-weight="normal" officeooo:rsid="008b339a" style:font-size-asian="8.5pt" style:font-weight-asian="normal" style:font-name-complex="Courier New" style:font-size-complex="8.5pt" style:font-weight-complex="normal"/>
    </style:style>
    <style:style style:name="T154" style:family="text">
      <style:text-properties fo:color="#000000" style:font-name="Calibri" fo:font-size="8.5pt" fo:font-weight="normal" officeooo:rsid="0085d13d" style:font-size-asian="8.5pt" style:font-weight-asian="normal" style:font-name-complex="Courier New" style:font-size-complex="8.5pt" style:font-weight-complex="normal"/>
    </style:style>
    <style:style style:name="T155" style:family="text">
      <style:text-properties officeooo:rsid="00387339"/>
    </style:style>
    <style:style style:name="T156" style:family="text">
      <style:text-properties officeooo:rsid="003a9463"/>
    </style:style>
    <style:style style:name="T157" style:family="text">
      <style:text-properties officeooo:rsid="003d18f1"/>
    </style:style>
    <style:style style:name="T158" style:family="text">
      <style:text-properties officeooo:rsid="002baeca"/>
    </style:style>
    <style:style style:name="T159" style:family="text">
      <style:text-properties officeooo:rsid="006562c7"/>
    </style:style>
    <style:style style:name="T160" style:family="text">
      <style:text-properties officeooo:rsid="00794ee2"/>
    </style:style>
    <style:style style:name="T161" style:family="text">
      <style:text-properties style:font-name-complex="Courier New"/>
    </style:style>
    <style:style style:name="T162" style:family="text">
      <style:text-properties officeooo:rsid="0012b445" style:font-name-complex="Courier New"/>
    </style:style>
    <style:style style:name="T163" style:family="text">
      <style:text-properties officeooo:rsid="00a4bb79" style:font-name-complex="Courier New"/>
    </style:style>
    <style:style style:name="Sect1" style:family="section">
      <style:section-properties text:dont-balance-text-columns="false" style:editable="false">
        <style:columns fo:column-count="2">
          <style:column-sep style:width="0.009cm" style:color="#000000" style:height="100%" style:style="solid"/>
          <style:column style:rel-width="5652*" fo:start-indent="0cm" fo:end-indent="1cm"/>
          <style:column style:rel-width="4554*" fo:start-indent="1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25">INSTRUCTIONS NOTES: AUTOMATION </text:p>
      <text:p text:style-name="P25">WITH <text:span text:style-name="T59">PYTHON COMPUTER LANGUAGE</text:span></text:p>
      <text:p text:style-name="P3"/>
      <text:p text:style-name="P3"/>
      <text:p text:style-name="P3"/>
      <text:p text:style-name="P3"/>
      <text:p text:style-name="P3"/>
      <text:p text:style-name="P80"><text:span text:style-name="T3">@COMPANY:</text:span><text:span text:style-name="T161"> USBONG SOCIAL SYSTEMS, INC. (WWW.USBONG.PH)</text:span></text:p>
      <text:p text:style-name="P80"><text:span text:style-name="T3">@AUTHOR:</text:span><text:span text:style-name="T161"> SYSON, MICHAEL</text:span></text:p>
      <text:p text:style-name="P80"><text:span text:style-name="T3">@DATE CREATED:</text:span><text:span text:style-name="T161"> 2020-0</text:span><text:span text:style-name="T162">7-12</text:span></text:p>
      <text:p text:style-name="P80"><text:span text:style-name="T3">@LAST UPDATED:</text:span><text:span text:style-name="T161"> 2020-0</text:span><text:span text:style-name="T162">7</text:span><text:span text:style-name="T161">-</text:span><text:span text:style-name="T163">25</text:span></text:p>
      <text:p text:style-name="P80"><text:bookmark-start text:name="__DdeLink__883_72686472"/><text:span text:style-name="T3">@OPEN SOURCE:</text:span><text:span text:style-name="T161"> APACHE LICENSE VERSION 2.0</text:span></text:p>
      <text:p text:style-name="P6"><text:span text:style-name="T55">@</text:span><text:span text:style-name="T56">REFERENCE</text:span><text:span text:style-name="T55">:</text:span><text:span text:style-name="T57"> </text:span><text:a xlink:type="simple" xlink:href="https://docs.python.org/3/library/turtle.html" text:style-name="Internet_20_link" text:visited-style-name="Visited_20_Internet_20_Link"><text:span text:style-name="T57">https://docs.python.org/3/library/turtle.html</text:span></text:a><text:span text:style-name="T57">; </text:span><text:span text:style-name="T58">LAST ACCESSED: 20200713</text:span></text:p>
      <text:p text:style-name="P2"><text:bookmark-end text:name="__DdeLink__883_7268647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1"><text:soft-page-break/><text:span text:style-name="T1">I</text:span><text:bookmark-start text:name="__DdeLink__274_2871064860"/><text:span text:style-name="T1">NSTRUCTIONS NOTES: AUTOMATION WITH </text:span><text:span text:style-name="T2">PYTHON COMPUTER LANGUAGE</text:span></text:p>
      <text:p text:style-name="P3"/>
      <text:section text:style-name="Sect1" text:name="Section1">
        <text:p text:style-name="P26"><text:span text:style-name="T31">1) </text:span><text:span text:style-name="T32">MATHEMATICAL OPERATIONS (SMALL NUMBERS, I.E. MAX OF </text:span><text:span text:style-name="T33">3</text:span><text:span text:style-name="T32"> DIGITS </text:span><text:span text:style-name="T33">F</text:span><text:span text:style-name="T34">OR A</text:span><text:span text:style-name="T35">N INPUT</text:span><text:span text:style-name="T34"> NUMBER</text:span><text:span text:style-name="T32">)</text:span></text:p>
        <text:p text:style-name="P9">&gt;&gt;&gt; 1+1</text:p>
        <text:p text:style-name="P9">2</text:p>
        <text:p text:style-name="P13">&gt;&gt;&gt; 100 - 20</text:p>
        <text:p text:style-name="P13">80</text:p>
        <text:p text:style-name="P14">&gt;&gt;&gt; 350 * 2</text:p>
        <text:p text:style-name="P14">700</text:p>
        <text:p text:style-name="P15">&gt;&gt;&gt; <text:span text:style-name="T60">10 / 3.0</text:span></text:p>
        <text:p text:style-name="P16">3.33333333333333<text:span text:style-name="T156">35</text:span></text:p>
        <text:p text:style-name="P73"/>
        <text:p text:style-name="P27"><text:span text:style-name="T31">2) </text:span><text:span text:style-name="T32">MATHEMATICAL OPERATIONS (L</text:span><text:span text:style-name="T36">ARGE</text:span><text:span text:style-name="T32"> NUMBERS, I.E. MO</text:span><text:span text:style-name="T37">RE THAN</text:span><text:span text:style-name="T32"> </text:span><text:span text:style-name="T37">3 </text:span><text:span text:style-name="T32">DIGITS </text:span><text:span text:style-name="T37">FOR A</text:span><text:span text:style-name="T38">N</text:span><text:span text:style-name="T37"> INPUT NUMBER</text:span><text:span text:style-name="T32">)</text:span></text:p>
        <text:p text:style-name="P10">&gt;&gt;&gt; 123456 + 123456</text:p>
        <text:p text:style-name="P10">246912</text:p>
        <text:p text:style-name="P28"><text:span text:style-name="T43">&gt;&gt;&gt; 123456 - 11</text:span><text:span text:style-name="T44">1111</text:span></text:p>
        <text:p text:style-name="P17">1<text:span text:style-name="T61">2345</text:span></text:p>
        <text:p text:style-name="P18">&gt;&gt;&gt; 2100 * 0.12</text:p>
        <text:p text:style-name="P18">252.0</text:p>
        <text:p text:style-name="P18">&gt;&gt;&gt; 2352 / 1.12</text:p>
        <text:p text:style-name="P18">2100.<text:span text:style-name="T155">0</text:span></text:p>
        <text:p text:style-name="P3"/>
        <text:p text:style-name="P3">3) <text:s/>CONTAINERS: VARIABLES</text:p>
        <text:p text:style-name="P19">&gt;&gt;&gt; x = 2</text:p>
        <text:p text:style-name="P19">&gt;&gt;&gt; print(x)<text:line-break/><text:span text:style-name="T62">2</text:span></text:p>
        <text:p text:style-name="P20">&gt;&gt;&gt; x = x + 1</text:p>
        <text:p text:style-name="P20">&gt;&gt;&gt; print(x)</text:p>
        <text:p text:style-name="P21">3</text:p>
        <text:p text:style-name="P21"/>
        <text:p text:style-name="P26"><text:span text:style-name="T39">4</text:span><text:span text:style-name="T31">) CONDITIONS &amp; BRANCHING</text:span></text:p>
        <text:p text:style-name="P29"><text:span text:style-name="T45">&gt;&gt;&gt; </text:span><text:span text:style-name="T46">classification = “Senior Citizen”</text:span></text:p>
        <text:p text:style-name="P30"><text:span text:style-name="T42">&gt;&gt;&gt; </text:span><text:span text:style-name="T46">i</text:span><text:span text:style-name="T42">f (classification == “Senior Citizen”):</text:span></text:p>
        <text:p text:style-name="P11">&gt;&gt;&gt; <text:tab/>print(“Kumusta po!”)</text:p>
        <text:p text:style-name="P11">&gt;&gt;&gt; else:</text:p>
        <text:p text:style-name="P11">&gt;&gt;&gt;<text:tab/>print(“Kumusta!”<text:span text:style-name="T160">)</text:span></text:p>
        <text:p text:style-name="P11">Kumusta po!</text:p>
        <text:p text:style-name="P3"><text:bookmark-start text:name="__DdeLink__800_361194857"/><text:bookmark-end text:name="__DdeLink__274_2871064860"/><text:span text:style-name="T157">5</text:span>) LOOPS</text:p>
        <text:p text:style-name="P22">&gt;&gt;&gt; iCount = 1</text:p>
        <text:p text:style-name="P22">&gt;&gt;&gt; <text:span text:style-name="T63">while iCount &lt;= 20:</text:span><text:bookmark-end text:name="__DdeLink__800_361194857"/></text:p>
        <text:p text:style-name="P23">&gt;&gt;&gt;<text:tab/>print(iCount)</text:p>
        <text:p text:style-name="P23">&gt;&gt;&gt;<text:tab/>iCount = iCount + 1</text:p>
        <text:p text:style-name="P74">1</text:p>
        <text:p text:style-name="P79">2</text:p>
        <text:p text:style-name="P79">3</text:p>
        <text:p text:style-name="P79">4</text:p>
        <text:p text:style-name="P79">5</text:p>
        <text:p text:style-name="P79">6</text:p>
        <text:p text:style-name="P79">7</text:p>
        <text:p text:style-name="P79">8</text:p>
        <text:p text:style-name="P79">9</text:p>
        <text:p text:style-name="P79">10</text:p>
        <text:p text:style-name="P79">11</text:p>
        <text:p text:style-name="P79">12</text:p>
        <text:p text:style-name="P79">13</text:p>
        <text:p text:style-name="P79">14</text:p>
        <text:p text:style-name="P79">15</text:p>
        <text:p text:style-name="P79">16</text:p>
        <text:p text:style-name="P79">17</text:p>
        <text:p text:style-name="P79">18</text:p>
        <text:p text:style-name="P79">19</text:p>
        <text:p text:style-name="P79">20</text:p>
        <text:p text:style-name="P79"/>
        <text:p text:style-name="P79"/>
        <text:p text:style-name="P31"><text:bookmark-start text:name="__DdeLink__539_3290961631"/><text:span text:style-name="T40">6</text:span><text:span text:style-name="T31">) </text:span><text:span text:style-name="T40">CONTAINERS: ARRAYS/LISTS</text:span><text:bookmark-end text:name="__DdeLink__539_3290961631"/></text:p>
        <text:p text:style-name="P31"><text:bookmark-start text:name="__DdeLink__802_361194857"/><text:span text:style-name="T48">&gt;&gt;&gt; </text:span><text:span text:style-name="T49">list = [“saging”]</text:span></text:p>
        <text:p text:style-name="P32"><text:bookmark-start text:name="__DdeLink__820_361194857"/><text:bookmark-start text:name="__DdeLink__804_361194857"/><text:bookmark-end text:name="__DdeLink__802_361194857"/><text:span text:style-name="T108">&gt;&gt;&gt; </text:span><text:span text:style-name="T109">print(list)</text:span></text:p>
        <text:p text:style-name="P70"><text:bookmark-start text:name="__DdeLink__814_361194857"/><text:bookmark-start text:name="__DdeLink__812_361194857"/><text:bookmark-start text:name="__DdeLink__806_361194857"/><text:bookmark-end text:name="__DdeLink__804_361194857"/><text:bookmark-end text:name="__DdeLink__820_361194857"/><text:span text:style-name="T109">[‘</text:span><text:span text:style-name="T107">saging’]</text:span></text:p>
        <text:p text:style-name="P71"><text:bookmark-end text:name="__DdeLink__806_361194857"/><text:bookmark-end text:name="__DdeLink__814_361194857"/><text:bookmark-end text:name="__DdeLink__812_361194857"/><text:span text:style-name="T48">&gt;&gt;&gt; </text:span><text:span text:style-name="T49">list = </text:span><text:span text:style-name="T50">list + </text:span><text:span text:style-name="T49">[“</text:span><text:span text:style-name="T50">buko</text:span><text:span text:style-name="T49">”]</text:span></text:p>
        <text:p text:style-name="P33"><text:bookmark-start text:name="__DdeLink__810_361194857"/><text:span text:style-name="T108">&gt;&gt;&gt; </text:span><text:span text:style-name="T109">print(list)</text:span></text:p>
        <text:p text:style-name="P34"><text:bookmark-start text:name="__DdeLink__823_361194857"/><text:bookmark-end text:name="__DdeLink__810_361194857"/><text:span text:style-name="T109">[</text:span><text:bookmark-start text:name="__DdeLink__808_361194857"/><text:span text:style-name="T109">‘</text:span><text:span text:style-name="T110">saging’,</text:span><text:bookmark-end text:name="__DdeLink__808_361194857"/><text:span text:style-name="T110"> </text:span><text:span text:style-name="T109">‘</text:span><text:span text:style-name="T111">buko</text:span><text:span text:style-name="T110">’]</text:span></text:p>
        <text:p text:style-name="P35"><text:bookmark-start text:name="__DdeLink__816_361194857"/><text:bookmark-end text:name="__DdeLink__823_361194857"/><text:span text:style-name="T108">&gt;&gt;&gt; </text:span><text:span text:style-name="T109">print(list</text:span><text:span text:style-name="T112">[0]</text:span><text:span text:style-name="T109">)</text:span></text:p>
        <text:p text:style-name="P75">saging<text:bookmark-end text:name="__DdeLink__816_361194857"/></text:p>
        <text:p text:style-name="P36"><text:bookmark-start text:name="__DdeLink__818_361194857"/><text:span text:style-name="T108">&gt;&gt;&gt; </text:span><text:span text:style-name="T109">print(list</text:span><text:span text:style-name="T112">[</text:span><text:span text:style-name="T113">1</text:span><text:span text:style-name="T112">]</text:span><text:span text:style-name="T109">)</text:span></text:p>
        <text:p text:style-name="P76"><text:bookmark-end text:name="__DdeLink__818_361194857"/><text:span text:style-name="T158">b</text:span>uko</text:p>
        <text:p text:style-name="P37"><text:span text:style-name="T108">&gt;&gt;&gt; </text:span><text:span text:style-name="T114">list.remove(“buko”)</text:span></text:p>
        <text:p text:style-name="P38"><text:bookmark-start text:name="__DdeLink__826_361194857"/><text:bookmark-start text:name="__DdeLink__828_361194857"/><text:span text:style-name="T108">&gt;&gt;&gt; </text:span><text:span text:style-name="T109">print(list)</text:span></text:p>
        <text:p text:style-name="P39"><text:bookmark-end text:name="__DdeLink__826_361194857"/><text:bookmark-end text:name="__DdeLink__828_361194857"/><text:span text:style-name="T109">[‘</text:span><text:span text:style-name="T115">saging</text:span><text:span text:style-name="T110">’]</text:span></text:p>
        <text:p text:style-name="P40"><text:bookmark-start text:name="__DdeLink__541_3290961631"/><text:span text:style-name="T108">&gt;&gt;&gt; </text:span><text:span text:style-name="T116">del</text:span><text:span text:style-name="T109">(list</text:span><text:span text:style-name="T116">[0]</text:span><text:span text:style-name="T109">)</text:span></text:p>
        <text:p text:style-name="P40"><text:bookmark-end text:name="__DdeLink__541_3290961631"/><text:span text:style-name="T108">&gt;&gt;&gt; </text:span><text:span text:style-name="T109">print(list)</text:span></text:p>
        <text:p text:style-name="P72"><text:span text:style-name="T109">[</text:span><text:span text:style-name="T107">]</text:span></text:p>
        <text:p text:style-name="P72"><text:span text:style-name="T107"/></text:p>
      </text:section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41"><text:bookmark-start text:name="__DdeLink__559_3290961631"/><text:span text:style-name="T145">7</text:span><text:span text:style-name="T146">) </text:span><text:span text:style-name="T145">GRAPHICS &amp; SHAPES</text:span></text:p>
      <text:p text:style-name="P42"><text:bookmark-start text:name="__DdeLink__561_3290961631"/><text:span text:style-name="T145">7.</text:span><text:span text:style-name="T147">1</text:span><text:span text:style-name="T146">) </text:span><text:span text:style-name="T147">SQUARE</text:span><text:bookmark-end text:name="__DdeLink__559_3290961631"/></text:p>
      <text:p text:style-name="P43"><text:bookmark-start text:name="__DdeLink__566_3290961631"/><text:bookmark-start text:name="__DdeLink__543_3290961631"/><text:bookmark-end text:name="__DdeLink__561_3290961631"/><text:span text:style-name="T108">&gt;&gt;&gt; </text:span><text:span text:style-name="T117">import turtle</text:span></text:p>
      <text:p text:style-name="P44"><text:bookmark-start text:name="__DdeLink__547_3290961631"/><text:bookmark-start text:name="__DdeLink__545_3290961631"/><text:span text:style-name="T108">&gt;&gt;&gt; </text:span><text:span text:style-name="T117">turtle.</text:span><text:span text:style-name="T118">forward(60)</text:span></text:p>
      <text:p text:style-name="P45"><text:bookmark-start text:name="__DdeLink__549_3290961631"/><text:bookmark-end text:name="__DdeLink__547_3290961631"/><text:span text:style-name="T108">&gt;&gt;&gt; </text:span><text:span text:style-name="T117">turtle.</text:span><text:span text:style-name="T119">left</text:span><text:span text:style-name="T118">(</text:span><text:span text:style-name="T119">9</text:span><text:span text:style-name="T118">0)</text:span></text:p>
      <text:p text:style-name="P46"><text:bookmark-start text:name="__DdeLink__551_3290961631"/><text:bookmark-end text:name="__DdeLink__549_3290961631"/><text:span text:style-name="T108">&gt;&gt;&gt; </text:span><text:span text:style-name="T117">turtle.</text:span><text:span text:style-name="T118">forward(60)</text:span></text:p>
      <text:p text:style-name="P47"><text:bookmark-start text:name="__DdeLink__556_3290961631"/><text:bookmark-end text:name="__DdeLink__551_3290961631"/><text:span text:style-name="T108">&gt;&gt;&gt; </text:span><text:span text:style-name="T117">turtle.</text:span><text:span text:style-name="T119">left</text:span><text:span text:style-name="T118">(</text:span><text:span text:style-name="T119">9</text:span><text:span text:style-name="T118">0)</text:span></text:p>
      <text:p text:style-name="P48"><text:bookmark-start text:name="__DdeLink__553_3290961631"/><text:bookmark-end text:name="__DdeLink__566_3290961631"/><text:span text:style-name="T108">&gt;&gt;&gt; </text:span><text:span text:style-name="T117">turtle.</text:span><text:span text:style-name="T118">forward(60)</text:span></text:p>
      <text:p text:style-name="P49"><text:span text:style-name="T108">&gt;&gt;&gt; </text:span><text:span text:style-name="T117">turtle.</text:span><text:span text:style-name="T119">left</text:span><text:span text:style-name="T118">(</text:span><text:span text:style-name="T119">9</text:span><text:span text:style-name="T118">0)</text:span></text:p>
      <text:p text:style-name="P49"><text:bookmark-start text:name="__DdeLink__553_32909616311"/><text:span text:style-name="T108">&gt;&gt;&gt; </text:span><text:span text:style-name="T117">turtle.</text:span><text:span text:style-name="T118">forward(60)</text:span></text:p>
      <text:p text:style-name="P49"><text:span text:style-name="T118"/></text:p>
      <text:p text:style-name="P50"><text:bookmark-start text:name="__DdeLink__854_72686472"/><text:span text:style-name="T145">7.</text:span><text:span text:style-name="T148">2</text:span><text:span text:style-name="T146">) </text:span><text:span text:style-name="T148">TRIANGLE</text:span></text:p>
      <text:p text:style-name="P51"><text:bookmark-start text:name="__DdeLink__573_3290961631"/><text:span text:style-name="T108">&gt;&gt;&gt; </text:span><text:span text:style-name="T117">import turtle</text:span></text:p>
      <text:p text:style-name="P51"><text:bookmark-start text:name="__DdeLink__547_32909616311"/><text:bookmark-end text:name="__DdeLink__573_3290961631"/><text:span text:style-name="T108">&gt;&gt;&gt; </text:span><text:span text:style-name="T117">turtle.</text:span><text:span text:style-name="T118">forward(60)</text:span></text:p>
      <text:p text:style-name="P51"><text:bookmark-start text:name="__DdeLink__549_32909616311"/><text:bookmark-end text:name="__DdeLink__547_32909616311"/><text:span text:style-name="T108">&gt;&gt;&gt; </text:span><text:span text:style-name="T117">turtle.</text:span><text:span text:style-name="T119">left</text:span><text:span text:style-name="T118">(</text:span><text:span text:style-name="T119">9</text:span><text:span text:style-name="T118">0)</text:span></text:p>
      <text:p text:style-name="P51"><text:bookmark-start text:name="__DdeLink__551_32909616311"/><text:bookmark-start text:name="__DdeLink__586_3290961631"/><text:bookmark-end text:name="__DdeLink__549_32909616311"/><text:span text:style-name="T108">&gt;&gt;&gt; </text:span><text:span text:style-name="T117">turtle.</text:span><text:span text:style-name="T118">forward(60)</text:span></text:p>
      <text:p text:style-name="P51"><text:bookmark-start text:name="__DdeLink__571_3290961631"/><text:bookmark-end text:name="__DdeLink__586_3290961631"/><text:bookmark-end text:name="__DdeLink__551_32909616311"/><text:span text:style-name="T108">&gt;&gt;&gt; </text:span><text:span text:style-name="T117">turtle.</text:span><text:span text:style-name="T119">left</text:span><text:span text:style-name="T118">(</text:span><text:span text:style-name="T119">9</text:span><text:span text:style-name="T118">0)</text:span></text:p>
      <text:p text:style-name="P52"><text:bookmark-start text:name="__DdeLink__577_3290961631"/><text:span text:style-name="T108">&gt;&gt;&gt; </text:span><text:span text:style-name="T117">turtle.</text:span><text:span text:style-name="T119">left</text:span><text:span text:style-name="T118">(</text:span><text:span text:style-name="T120">45</text:span><text:span text:style-name="T118">)</text:span></text:p>
      <text:p text:style-name="P53"><text:bookmark-start text:name="__DdeLink__580_3290961631"/><text:span text:style-name="T108">&gt;&gt;&gt; </text:span><text:span text:style-name="T121">60**2</text:span></text:p>
      <text:p text:style-name="P54"><text:bookmark-start text:name="__DdeLink__584_3290961631"/><text:bookmark-end text:name="__DdeLink__580_3290961631"/><text:bookmark-end text:name="__DdeLink__854_72686472"/><text:bookmark-end text:name="__DdeLink__577_3290961631"/><text:span text:style-name="T122">3</text:span><text:span text:style-name="T121">60</text:span><text:span text:style-name="T122">0</text:span></text:p>
      <text:p text:style-name="P55"><text:bookmark-end text:name="__DdeLink__584_3290961631"/><text:span text:style-name="T108">&gt;&gt;&gt; </text:span><text:span text:style-name="T123">3</text:span><text:span text:style-name="T121">600</text:span><text:span text:style-name="T124">*</text:span><text:span text:style-name="T125">2</text:span></text:p>
      <text:p text:style-name="P56"><text:bookmark-start text:name="__DdeLink__588_3290961631"/><text:span text:style-name="T126">72</text:span><text:span text:style-name="T121">0</text:span><text:span text:style-name="T122">0</text:span><text:bookmark-end text:name="__DdeLink__588_3290961631"/></text:p>
      <text:p text:style-name="P57"><text:bookmark-start text:name="__DdeLink__575_3290961631"/><text:span text:style-name="T108">&gt;&gt;&gt; </text:span><text:span text:style-name="T117">import </text:span><text:span text:style-name="T127">math</text:span></text:p>
      <text:p text:style-name="P58"><text:span text:style-name="T108">&gt;&gt;&gt; </text:span><text:span text:style-name="T127">math.</text:span><text:span text:style-name="T128">sqrt(7200)</text:span></text:p>
      <text:p text:style-name="P78"><text:span text:style-name="T159">8</text:span>4.8528137423857</text:p>
      <text:p text:style-name="P59"><text:span text:style-name="T108">&gt;&gt;&gt; </text:span><text:span text:style-name="T117">turtle.</text:span><text:span text:style-name="T118">forward(</text:span><text:span text:style-name="T129">84.85</text:span><text:span text:style-name="T118">)</text:span></text:p>
      <text:p text:style-name="P59"><text:span text:style-name="T118"/></text:p>
      <text:p text:style-name="P60"><text:span text:style-name="T145">7.</text:span><text:span text:style-name="T149">3</text:span><text:span text:style-name="T146">) </text:span><text:span text:style-name="T149">CIRCLE</text:span></text:p>
      <text:p text:style-name="P60"><text:bookmark-start text:name="__DdeLink__573_32909616311"/><text:span text:style-name="T108">&gt;&gt;&gt; </text:span><text:span text:style-name="T117">import turtle</text:span></text:p>
      <text:p text:style-name="P60"><text:bookmark-start text:name="__DdeLink__547_329096163111"/><text:bookmark-end text:name="__DdeLink__573_32909616311"/><text:span text:style-name="T108">&gt;&gt;&gt; </text:span><text:span text:style-name="T117">turtle.</text:span><text:span text:style-name="T130">circle</text:span><text:span text:style-name="T118">(</text:span><text:span text:style-name="T131">6</text:span><text:span text:style-name="T118">0)</text:span></text:p>
      <text:p text:style-name="P60"><text:bookmark-start text:name="__DdeLink__549_329096163111"/><text:bookmark-start text:name="__DdeLink__865_72686472"/><text:bookmark-end text:name="__DdeLink__547_329096163111"/><text:span text:style-name="T108">&gt;&gt;&gt; </text:span><text:span text:style-name="T117">turtle.</text:span><text:span text:style-name="T132">reset</text:span><text:span text:style-name="T118">()</text:span></text:p>
      <text:p text:style-name="P61"><text:bookmark-start text:name="__DdeLink__551_329096163111"/><text:bookmark-start text:name="__DdeLink__586_32909616311"/><text:bookmark-start text:name="__DdeLink__863_72686472"/><text:bookmark-end text:name="__DdeLink__865_72686472"/><text:bookmark-end text:name="__DdeLink__549_329096163111"/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None, </text:span><text:span text:style-name="T134">3</text:span><text:span text:style-name="T135">) </text:span><text:span text:style-name="T136">#output: triangle</text:span></text:p>
      <text:p text:style-name="P62"><text:bookmark-start text:name="__DdeLink__867_72686472"/><text:span text:style-name="T108">&gt;&gt;&gt; </text:span><text:span text:style-name="T117">turtle.</text:span><text:span text:style-name="T132">reset</text:span><text:span text:style-name="T118">()</text:span></text:p>
      <text:p text:style-name="P62"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None, </text:span><text:span text:style-name="T136">2</text:span><text:span text:style-name="T135">) </text:span><text:span text:style-name="T136">#output: line</text:span></text:p>
      <text:p text:style-name="P62"><text:bookmark-start text:name="__DdeLink__869_72686472"/><text:span text:style-name="T108">&gt;&gt;&gt; </text:span><text:span text:style-name="T117">turtle.</text:span><text:span text:style-name="T132">reset</text:span><text:span text:style-name="T118">()</text:span></text:p>
      <text:p text:style-name="P62"><text:bookmark-start text:name="__DdeLink__871_72686472"/><text:bookmark-end text:name="__DdeLink__869_72686472"/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None, </text:span><text:span text:style-name="T137">4</text:span><text:span text:style-name="T135">) </text:span><text:span text:style-name="T136">#output: </text:span><text:span text:style-name="T137">square</text:span></text:p>
      <text:p text:style-name="P63"><text:bookmark-start text:name="__DdeLink__873_72686472"/><text:bookmark-end text:name="__DdeLink__871_72686472"/><text:span text:style-name="T108">&gt;&gt;&gt; </text:span><text:span text:style-name="T117">turtle.</text:span><text:span text:style-name="T132">reset</text:span><text:span text:style-name="T118">()</text:span></text:p>
      <text:p text:style-name="P64"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None, </text:span><text:span text:style-name="T138">5</text:span><text:span text:style-name="T135">) </text:span><text:span text:style-name="T136">#output: </text:span><text:span text:style-name="T138">five </text:span><text:span text:style-name="T139">(5) </text:span><text:span text:style-name="T140">points/vertices and sides</text:span></text:p>
      <text:p text:style-name="P65"><text:bookmark-start text:name="__DdeLink__877_72686472"/><text:bookmark-start text:name="__DdeLink__875_72686472"/><text:span text:style-name="T108">&gt;&gt;&gt; </text:span><text:span text:style-name="T117">turtle.</text:span><text:span text:style-name="T132">reset</text:span><text:span text:style-name="T118">()</text:span></text:p>
      <text:p text:style-name="P66"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None, </text:span><text:span text:style-name="T141">12</text:span><text:span text:style-name="T135">) </text:span><text:span text:style-name="T136">#output: </text:span><text:span text:style-name="T141">twelve </text:span><text:span text:style-name="T139">(12) </text:span><text:span text:style-name="T140">points/vertices and sides</text:span></text:p>
      <text:p text:style-name="P67"><text:bookmark-start text:name="__DdeLink__879_72686472"/><text:span text:style-name="T108">&gt;&gt;&gt; </text:span><text:span text:style-name="T117">turtle.</text:span><text:span text:style-name="T132">reset</text:span><text:span text:style-name="T118">()</text:span></text:p>
      <text:p text:style-name="P67"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</text:span><text:span text:style-name="T142">180</text:span><text:span text:style-name="T133">, </text:span><text:span text:style-name="T141">12</text:span><text:span text:style-name="T135">) </text:span><text:span text:style-name="T92">#output: </text:span><text:bookmark-start text:name="__DdeLink__881_72686472"/><text:span text:style-name="T100">half (1/2) circle drawn using a shape with </text:span><text:span text:style-name="T96">twelve </text:span><text:span text:style-name="T97">(12) </text:span><text:span text:style-name="T95">points/vertices and sides</text:span><text:bookmark-end text:name="__DdeLink__881_72686472"/></text:p>
      <text:p text:style-name="P68"><text:span text:style-name="T108">&gt;&gt;&gt; </text:span><text:span text:style-name="T117">turtle.</text:span><text:span text:style-name="T132">reset</text:span><text:span text:style-name="T118">()</text:span></text:p>
      <text:p text:style-name="P69"><text:span text:style-name="T108">&gt;&gt;&gt; </text:span><text:span text:style-name="T117">turtle.</text:span><text:span text:style-name="T133">circle</text:span><text:span text:style-name="T118">(</text:span><text:span text:style-name="T131">6</text:span><text:span text:style-name="T133">0, </text:span><text:span text:style-name="T144">360</text:span><text:span text:style-name="T133">, </text:span><text:span text:style-name="T141">12</text:span><text:span text:style-name="T135">) </text:span><text:span text:style-name="T150">#output: </text:span><text:span text:style-name="T151">one (1) circle drawn using a shape with </text:span><text:span text:style-name="T152">twelve </text:span><text:span text:style-name="T153">(12) </text:span><text:span text:style-name="T154">points/vertices and sides</text:span><text:bookmark-end text:name="__DdeLink__879_72686472"/><text:bookmark-end text:name="__DdeLink__877_72686472"/><text:bookmark-end text:name="__DdeLink__875_72686472"/><text:bookmark-end text:name="__DdeLink__873_72686472"/><text:bookmark-end text:name="__DdeLink__867_72686472"/><text:bookmark-end text:name="__DdeLink__863_72686472"/><text:bookmark-end text:name="__DdeLink__586_32909616311"/><text:bookmark-end text:name="__DdeLink__551_329096163111"/><text:bookmark-end text:name="__DdeLink__575_3290961631"/><text:bookmark-end text:name="__DdeLink__571_3290961631"/><text:bookmark-end text:name="__DdeLink__553_32909616311"/><text:bookmark-end text:name="__DdeLink__553_3290961631"/><text:bookmark-end text:name="__DdeLink__556_3290961631"/><text:bookmark-end text:name="__DdeLink__545_3290961631"/><text:bookmark-end text:name="__DdeLink__543_329096163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dc:date>2020-07-25T15:06:23.650132643</dc:date>
    <meta:editing-duration>PT2H57M39S</meta:editing-duration>
    <meta:editing-cycles>152</meta:editing-cycles>
    <meta:generator>LibreOffice/6.4.3.2$Linux_X86_64 LibreOffice_project/40$Build-2</meta:generator>
    <meta:print-date>2020-07-25T15:05:44.513624767</meta:print-date>
    <meta:document-statistic meta:table-count="0" meta:image-count="0" meta:object-count="0" meta:page-count="3" meta:paragraph-count="124" meta:word-count="371" meta:character-count="2444" meta:non-whitespace-character-count="2194"/>
  </office:meta>
</office:document-meta>
</file>